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1.721cm"/>
    </style:style>
    <style:style style:name="Tableau3.B" style:family="table-column">
      <style:table-column-properties style:column-width="5.29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7efaf"/>
    </style:style>
    <style:style style:name="P8" style:family="paragraph" style:parent-style-name="Text">
      <style:text-properties officeooo:paragraph-rsid="0017efaf"/>
    </style:style>
    <style:style style:name="P9" style:family="paragraph" style:parent-style-name="Heading_20_1">
      <style:paragraph-properties fo:margin-top="0.3cm" fo:margin-bottom="0.101cm" loext:contextual-spacing="false" style:writing-mode="page"/>
    </style:style>
    <style:style style:name="P10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ef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&lt;setLang(user.lang or 'fr_FR')&gt;">&lt;setLang(user.lang or 'fr_FR')&gt;</text:text-input></text:p>
      <text:h text:style-name="P9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 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.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P8"><text:text-input text:description="&lt;if test=&quot;o.capsulartensionring == True&quot;&gt;">&lt;if test="o.irisdevice == True"&gt;</text:text-input></text:p>
      <text:p text:style-name="P7">Mise en place d<text:span text:style-name="T4">'un anneau de tension capsulaire : Morcher type 14C.</text:span></text:p>
      <text:p text:style-name="P7"><text:text-input text:description="&lt;/if&gt;">endif</text:text-input>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style:paragraph-properties fo:margin-top="0cm" fo:margin-bottom="0cm" loext:contextual-spacing="false" style:page-number="auto" fo:background-color="transparent">
        <style:background-image/>
      </style:paragraph-properties>
      <style:text-properties style:font-name="FreeSans" fo:font-family="FreeSans" style:font-style-name="Italique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4.3.3.2$Linux_X86_64 LibreOffice_project/430m0$Build-2</meta:generator>
    <dc:date>2019-04-30T10:12:12.632785003</dc:date>
    <meta:editing-duration>PT11H40M18S</meta:editing-duration>
    <meta:editing-cycles>176</meta:editing-cycles>
    <dc:creator>L. FRANCOIS</dc:creator>
    <meta:document-statistic meta:table-count="2" meta:image-count="0" meta:object-count="0" meta:page-count="1" meta:paragraph-count="55" meta:word-count="352" meta:character-count="2133" meta:non-whitespace-character-count="1906"/>
  </office:meta>
</office:document-meta>
</file>